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agłówek1" style:master-page-name="MP0" style:family="paragraph">
      <style:paragraph-properties fo:break-before="page"/>
    </style:style>
    <style:style style:name="P2" style:parent-style-name="Akapitzlistą" style:family="paragraph"/>
    <style:style style:name="P3" style:parent-style-name="Akapitzlistą" style:family="paragraph"/>
    <style:style style:name="P4" style:parent-style-name="Akapitzlistą" style:family="paragraph"/>
    <style:style style:name="P5" style:parent-style-name="Akapitzlistą" style:family="paragraph"/>
    <style:style style:name="P6" style:parent-style-name="Akapitzlistą" style:family="paragraph"/>
    <style:style style:name="P7" style:parent-style-name="Akapitzlistą" style:family="paragraph"/>
    <style:style style:name="T8" style:parent-style-name="Domyślnaczcionkaakapitu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9" style:parent-style-name="Akapitzlistą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0" style:parent-style-name="Akapitzlistą" style:family="paragraph"/>
    <style:style style:name="P11" style:parent-style-name="Akapitzlistą" style:family="paragraph"/>
    <style:style style:name="P12" style:parent-style-name="Akapitzlistą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3" style:parent-style-name="Akapitzlistą" style:family="paragraph"/>
    <style:style style:name="P14" style:parent-style-name="Akapitzlistą" style:family="paragraph"/>
    <style:style style:name="P15" style:parent-style-name="Akapitzlistą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6" style:parent-style-name="Akapitzlistą" style:family="paragraph"/>
    <style:style style:name="P17" style:parent-style-name="Akapitzlistą" style:family="paragraph"/>
    <style:style style:name="P18" style:parent-style-name="Akapitzlistą" style:family="paragraph"/>
  </office:automatic-styles>
  <office:body>
    <office:text text:use-soft-page-breaks="true">
      <text:h text:style-name="P1" text:outline-level="1">Kolejne tematy</text:h>
      <text:list text:style-name="LFO2" text:continue-numbering="true">
        <text:list-item>
          <text:p text:style-name="P2">Globalność i lokalność zmiennych</text:p>
          <text:list text:continue-numbering="true">
            <text:list-item>
              <text:p text:style-name="P3">Ćwiczenie praktyczne</text:p>
            </text:list-item>
          </text:list>
        </text:list-item>
        <text:list-item>
          <text:p text:style-name="P4">Wskaźniki</text:p>
          <text:list text:continue-numbering="true">
            <text:list-item>
              <text:p text:style-name="P5">Problem wydaje się techniczny, ale problemy sprawia dokładne zrozumienie idei wskaźników, sama implementacja jest już dość prosta</text:p>
            </text:list-item>
          </text:list>
        </text:list-item>
        <text:list-item>
          <text:p text:style-name="P6">Sposoby przechowywania danych – zmienne, tablice</text:p>
        </text:list-item>
      </text:list>
      <text:h text:style-name="Nagłówek1" text:outline-level="1">Do zrobienia (?)</text:h>
      <text:list text:style-name="LFO3" text:continue-numbering="true">
        <text:list-item>
          <text:p text:style-name="P7"><text:span text:style-name="T8">Zaktualizować temat rekurencji pod względem sugestii z seminarium</text:span><text:s/>–<text:s/>zrobione</text:p>
        </text:list-item>
        <text:list-item>
          <text:p text:style-name="P9">Utworzyć wersję prezentacji z małpą, gdzie małpa widzi jedynie najbliższe gałęzie (reszta drzewa jest zasłonięta)</text:p>
        </text:list-item>
        <text:list-item>
          <text:p text:style-name="P10">Dodać prezentację (dokument?) opisujący wyniki wstępnej ewaluacji (realizacji tematów w klasie)</text:p>
        </text:list-item>
        <text:list-item>
          <text:p text:style-name="P11">Plusy/minusy – do decyzji nauczyciela</text:p>
        </text:list-item>
        <text:list-item>
          <text:p text:style-name="P12">Dodać rozwiązanie zadania ewaluacyjnego do lekcji 4 z funkcji<text:s/></text:p>
        </text:list-item>
      </text:list>
      <text:h text:style-name="Nagłówek1" text:outline-level="1">Pomysły</text:h>
      <text:list text:style-name="LFO4" text:continue-numbering="true">
        <text:list-item>
          <text:p text:style-name="P13">Narzędzie pozwalające na symulację zadania z pudełkami: program generuje układ pudełek, wyświetla go, pozwala na otwieranie pudełek i wyświetla obecny stan kolejności działań i stosu</text:p>
        </text:list-item>
        <text:list-item>
          <text:p text:style-name="P14">Narzędzie pozwalające na symulację przechodzenia labiryntu/drzewa, widząc tylko najbliższe ścieżki (można wykorzystać zarówno do metody lewej/prawej ręki jak i do rekurencyjnego przeglądania)</text:p>
        </text:list-item>
        <text:list-item>
          <text:p text:style-name="P15">Rekurencja – dodać przykład o fraktalu w antenie telefonu komórkowego</text:p>
        </text:list-item>
        <text:list-item>
          <text:p text:style-name="P16">Zadania dla chętnych</text:p>
        </text:list-item>
      </text:list>
      <text:h text:style-name="Nagłówek1" text:outline-level="1">Sugestie</text:h>
      <text:list text:style-name="LFO5" text:continue-numbering="true">
        <text:list-item>
          <text:p text:style-name="P17">Wersje plików w formacie LibreOffice</text:p>
        </text:list-item>
        <text:list-item>
          <text:p text:style-name="P18">Wykorzystanie także języka Python (jako alternatywy dla Blokly)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mian Kurpiewski</meta:initial-creator>
    <dc:creator>Damian Kurpiewski</dc:creator>
    <meta:creation-date>2018-11-10T18:49:00Z</meta:creation-date>
    <dc:date>2018-11-10T18:49:00Z</dc:date>
    <meta:template xlink:href="Normal.dotm" xlink:type="simple"/>
    <meta:editing-cycles>2</meta:editing-cycles>
    <meta:editing-duration>PT0S</meta:editing-duration>
    <meta:document-statistic meta:page-count="1" meta:paragraph-count="2" meta:word-count="178" meta:character-count="1245" meta:row-count="8" meta:non-whitespace-character-count="1069"/>
  </office:meta>
</office:document-meta>
</file>